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52mm"/>
    </style:style>
    <style:style style:name="co3" style:family="table-column">
      <style:table-column-properties fo:break-before="auto" style:column-width="58.26mm"/>
    </style:style>
    <style:style style:name="co5" style:family="table-column">
      <style:table-column-properties fo:break-before="auto" style:column-width="41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8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80"/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5" table:number-columns-repeated="2" table:default-cell-style-name="ce12"/>
        <table:table-column table:style-name="co5" table:number-columns-repeated="4" table:default-cell-style-name="Default"/>
        <table:table-row table:style-name="ro2">
          <table:table-cell table:style-name="ce1" office:value-type="string" calcext:value-type="string">
            <text:p>Paket</text:p>
          </table:table-cell>
          <table:table-cell table:style-name="ce3" office:value-type="string" calcext:value-type="string">
            <text:p>Klasse</text:p>
          </table:table-cell>
          <table:table-cell table:style-name="ce1" office:value-type="string" calcext:value-type="string">
            <text:p>Person</text:p>
          </table:table-cell>
          <table:table-cell table:style-name="ce11" office:value-type="string" calcext:value-type="string">
            <text:p>Beginndatum</text:p>
          </table:table-cell>
          <table:table-cell table:style-name="ce11" office:value-type="string" calcext:value-type="string">
            <text:p>Fertigstellungsdatum</text:p>
          </table:table-cell>
          <table:table-cell/>
          <table:table-cell table:style-name="ce1" office:value-type="string" calcext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bugger</text:p>
          </table:table-cell>
          <table:table-cell table:style-name="ce4" office:value-type="string" calcext:value-type="string">
            <text:p>Subject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table:style-name="ce13" office:value-type="string" calcext:value-type="string">
            <text:p>Grau 2</text:p>
          </table:table-cell>
          <table:table-cell office:value-type="string" calcext:value-type="string">
            <text:p>Nicht begonnen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DebugLogicFacad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table:style-name="ce9" office:value-type="string" calcext:value-type="string">
            <text:p>Orange 1</text:p>
          </table:table-cell>
          <table:table-cell office:value-type="string" calcext:value-type="string">
            <text:p>Begonnen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ProgramInput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table:style-name="ce10" office:value-type="string" calcext:value-type="string">
            <text:p>Gelbgrün</text:p>
          </table:table-cell>
          <table:table-cell office:value-type="string" calcext:value-type="string">
            <text:p>Beendet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Breakpoint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table:style-name="ce14" office:value-type="string" calcext:value-type="string">
            <text:p>Grün 3</text:p>
          </table:table-cell>
          <table:table-cell office:value-type="string" calcext:value-type="string">
            <text:p>Getestet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StepSize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InputValue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Relational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office:value-type="string" calcext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impleInput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office:value-type="string" calcext:value-type="string">
            <text:p>1. rechtsklick inhalte einfügen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impleRelational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office:value-type="string" calcext:value-type="string">
            <text:p>2. nur formate auswählen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impleInput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office:value-type="string" calcext:value-type="string">
            <text:p>3. Ok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DebugControl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Interpreter</text:p>
          </table:table-cell>
          <table:table-cell table:style-name="ce4" office:value-type="string" calcext:value-type="string">
            <text:p>GenerationController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10-12" calcext:value-type="date">
            <text:p>12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CommandGenerationVisitor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cope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Command</text:p>
          </table:table-cell>
          <table:table-cell table:style-name="ce1" office:value-type="string" calcext:value-type="string">
            <text:p>Benedikt</text:p>
          </table:table-cell>
          <table:table-cell table:number-columns-repeated="2" table:style-name="ce11" office:value-type="date" office:date-value="2018-10-10" calcext:value-type="date">
            <text:p>10. Okt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rrayDeclaration</text:p>
          </table:table-cell>
          <table:table-cell table:style-name="ce1"/>
          <table:table-cell table:style-name="ce11" office:value-type="date" office:date-value="2018-10-10" calcext:value-type="date">
            <text:p>10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rrayDeclerationAssignment</text:p>
          </table:table-cell>
          <table:table-cell table:style-name="ce1"/>
          <table:table-cell table:style-name="ce11" office:value-type="date" office:date-value="2018-10-10" calcext:value-type="date">
            <text:p>10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rrayElementAssignment</text:p>
          </table:table-cell>
          <table:table-cell table:style-name="ce1"/>
          <table:table-cell table:style-name="ce11" office:value-type="date" office:date-value="2018-10-10" calcext:value-type="date">
            <text:p>10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RoutineCall</text:p>
          </table:table-cell>
          <table:table-cell table:style-name="ce1"/>
          <table:table-cell table:style-name="ce11" office:value-type="date" office:date-value="2018-10-10" calcext:value-type="date">
            <text:p>10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ReturnCommand</text:p>
          </table:table-cell>
          <table:table-cell table:style-name="ce1"/>
          <table:table-cell table:style-name="ce11" office:value-type="date" office:date-value="2018-10-10" calcext:value-type="date">
            <text:p>10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eclaration</text:p>
          </table:table-cell>
          <table:table-cell table:style-name="ce1"/>
          <table:table-cell table:style-name="ce11" office:value-type="date" office:date-value="2018-10-10" calcext:value-type="date">
            <text:p>10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eclarationAssignment</text:p>
          </table:table-cell>
          <table:table-cell table:style-name="ce1"/>
          <table:table-cell table:style-name="ce11" office:value-type="date" office:date-value="2018-10-10" calcext:value-type="date">
            <text:p>10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ssignment</text:p>
          </table:table-cell>
          <table:table-cell table:style-name="ce1"/>
          <table:table-cell table:style-name="ce11" office:value-type="date" office:date-value="2018-10-10" calcext:value-type="date">
            <text:p>10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WhileCommand</text:p>
          </table:table-cell>
          <table:table-cell table:style-name="ce1"/>
          <table:table-cell table:style-name="ce11" office:value-type="date" office:date-value="2018-10-10" calcext:value-type="date">
            <text:p>10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IfCommand</text:p>
          </table:table-cell>
          <table:table-cell table:style-name="ce1"/>
          <table:table-cell table:style-name="ce11" office:value-type="date" office:date-value="2018-10-10" calcext:value-type="date">
            <text:p>10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IfElseCommand</text:p>
          </table:table-cell>
          <table:table-cell table:style-name="ce1"/>
          <table:table-cell table:style-name="ce11" office:value-type="date" office:date-value="2018-10-10" calcext:value-type="date">
            <text:p>10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RoutineCommand</text:p>
          </table:table-cell>
          <table:table-cell table:style-name="ce1"/>
          <table:table-cell table:style-name="ce11" office:value-type="date" office:date-value="2018-10-10" calcext:value-type="date">
            <text:p>10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ype</text:p>
          </table:table-cell>
          <table:table-cell table:style-name="ce1" office:value-type="string" calcext:value-type="string">
            <text:p>Benedikt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race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raceIterator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raceState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raceStatePosi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ConditionalBreakpoint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6" calcext:value-type="date">
            <text:p>16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WatchExpress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6" calcext:value-type="date">
            <text:p>16. Jan. 20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ScopeTuple</text:p>
          </table:table-cell>
          <table:table-cell table:style-name="ce1" office:value-type="string" calcext:value-type="string">
            <text:p>Benedikt</text:p>
          </table:table-cell>
          <table:table-cell table:number-columns-repeated="2" table:style-name="ce11" office:value-type="date" office:date-value="2018-01-09" calcext:value-type="date">
            <text:p>9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TermGenerationVisitor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9" calcext:value-type="date">
            <text:p>9. Jan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erm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ArrayAccessRelational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ArrayAccess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VariableRelational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Variable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Constant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Negative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BinaryArithmetic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Term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Float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Int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Long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ouble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Char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Boolean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rray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Addition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Substraction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Multiplication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Division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Modulo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NotCondit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BinaryCondit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OrCondit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AndCondit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MoreEqualComparis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LessEqual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More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Less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Equal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NotEqual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L.Exceptions</text:p>
          </table:table-cell>
          <table:table-cell table:style-name="ce7" office:value-type="string" calcext:value-type="string">
            <text:p>DibuggerLogicExceptions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VariableNotFound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outineNotFoundExcept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MissingReturnCall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InvalidProgram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WrongArgu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WrongTypeArgu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WrongNumberArgu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eturnType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WrongTypeAssign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AlreadyDeclared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ntrol</text:p>
          </table:table-cell>
          <table:table-cell table:style-name="ce6" office:value-type="string" calcext:value-type="string">
            <text:p>ControlFacade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ExceptionHandler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FileHandlerInteractor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DebugLogicController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UI</text:p>
          </table:table-cell>
          <table:table-cell table:style-name="ce9" office:value-type="string" calcext:value-type="string">
            <text:p>GUIFacade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MainInterface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DebuggerPopUp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ErrorPopUp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DecisionPopUp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ArrayValuePopUp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VariableSuggestionPopUp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ExpressionPanel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CommandPanel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ProgramPanel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WatchExpressionPanel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CondBreakpointPanel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H.Facade</text:p>
          </table:table-cell>
          <table:table-cell table:style-name="ce7" office:value-type="string" calcext:value-type="string">
            <text:p>FileHandlerFacad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PropertiesFil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ConfigurationFil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LanguageFil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PropertiesFile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DBFile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DBFile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PropertiesFile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H.RDBF</text:p>
          </table:table-cell>
          <table:table-cell table:style-name="ce7" office:value-type="string" calcext:value-type="string">
            <text:p>RDBFProp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DB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DB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Prop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Pars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Fil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Additions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Block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Data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H.Excpetions</text:p>
          </table:table-cell>
          <table:table-cell table:style-name="ce7" office:value-type="string" calcext:value-type="string">
            <text:p>FileHandler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LanguageNotFound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ParseBlock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ParseAssignment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InvalidLineType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 table:number-rows-repeated="104844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.00.0000</text:date>, <text:time style:data-style-name="N2" text:time-value="17:35:36.4126638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16T17:36:48.431422807</dc:date>
    <meta:editing-duration>PT1H41S</meta:editing-duration>
    <meta:editing-cycles>30</meta:editing-cycles>
    <meta:generator>LibreOffice/5.1.6.2$Linux_X86_64 LibreOffice_project/10m0$Build-2</meta:generator>
    <meta:document-statistic meta:table-count="3" meta:cell-count="390" meta:object-count="0"/>
  </office:meta>
</office:document-meta>
</file>